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ff3333" draw:fill-color="#ff3333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5000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048cm" svg:height="3.048cm" svg:x="3.302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048cm" svg:height="3.048cm" svg:x="6.858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048cm" svg:height="3.048cm" svg:x="12.7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048cm" svg:height="3.048cm" svg:x="16.51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0.222cm" svg:height="2.684cm" svg:x="3.874cm" svg:y="6.42cm" svg:viewBox="0 0 223 2685" svg:d="m95 0c372 407-198 736-78 1168 110 395-41 815 117 1206v311">
          <text:p/>
        </draw:path>
        <draw:path draw:style-name="gr2" draw:text-style-name="P1" draw:layer="layout" svg:width="0.222cm" svg:height="2.684cm" svg:x="5.111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7.397cm" svg:y="6.35cm" svg:viewBox="0 0 223 2685" svg:d="m95 0c372 407-198 736-78 1168 110 395-41 815 117 1206v311">
          <text:p/>
        </draw:path>
        <draw:path draw:style-name="gr2" draw:text-style-name="P1" draw:layer="layout" svg:width="0.222cm" svg:height="2.684cm" svg:x="8.89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13.239cm" svg:y="6.35cm" svg:viewBox="0 0 223 2685" svg:d="m95 0c372 407-198 736-78 1168 110 395-41 815 117 1206v311">
          <text:p/>
        </draw:path>
        <draw:path draw:style-name="gr2" draw:text-style-name="P1" draw:layer="layout" svg:width="0.222cm" svg:height="2.684cm" svg:x="14.509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17.272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18.796cm" svg:y="6.459cm" svg:viewBox="0 0 223 2685" svg:d="m95 0c372 407-198 736-78 1168 110 395-41 815 117 1206v311">
          <text:p/>
        </draw:path>
        <draw:custom-shape draw:style-name="gr3" draw:text-style-name="P2" draw:layer="layout" svg:width="1.016cm" svg:height="0.762cm" svg:x="3.556cm" svg:y="9.65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1 thread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5" draw:text-style-name="P1" draw:layer="Layout" svg:width="3.048cm" svg:height="3.048cm" svg:x="3.302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048cm" svg:height="3.048cm" svg:x="6.858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048cm" svg:height="3.048cm" svg:x="12.7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048cm" svg:height="3.048cm" svg:x="16.51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0.222cm" svg:height="2.684cm" svg:x="3.874cm" svg:y="6.42cm" svg:viewBox="0 0 223 2685" svg:d="m95 0c372 407-198 736-78 1168 110 395-41 815 117 1206v311">
          <text:p/>
        </draw:path>
        <draw:path draw:style-name="gr2" draw:text-style-name="P1" draw:layer="layout" svg:width="0.222cm" svg:height="2.684cm" svg:x="5.111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7.397cm" svg:y="6.35cm" svg:viewBox="0 0 223 2685" svg:d="m95 0c372 407-198 736-78 1168 110 395-41 815 117 1206v311">
          <text:p/>
        </draw:path>
        <draw:path draw:style-name="gr2" draw:text-style-name="P1" draw:layer="layout" svg:width="0.222cm" svg:height="2.684cm" svg:x="8.89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13.239cm" svg:y="6.35cm" svg:viewBox="0 0 223 2685" svg:d="m95 0c372 407-198 736-78 1168 110 395-41 815 117 1206v311">
          <text:p/>
        </draw:path>
        <draw:path draw:style-name="gr2" draw:text-style-name="P1" draw:layer="layout" svg:width="0.222cm" svg:height="2.684cm" svg:x="14.509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17.272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18.796cm" svg:y="6.459cm" svg:viewBox="0 0 223 2685" svg:d="m95 0c372 407-198 736-78 1168 110 395-41 815 117 1206v311">
          <text:p/>
        </draw:path>
        <draw:custom-shape draw:style-name="gr3" draw:text-style-name="P2" draw:layer="layout" svg:width="1.016cm" svg:height="0.762cm" svg:x="3.55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12.7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2 thread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5" draw:text-style-name="P1" draw:layer="Layout" svg:width="3.048cm" svg:height="3.048cm" svg:x="3.302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048cm" svg:height="3.048cm" svg:x="6.858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048cm" svg:height="3.048cm" svg:x="12.7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048cm" svg:height="3.048cm" svg:x="16.51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0.222cm" svg:height="2.684cm" svg:x="3.874cm" svg:y="6.42cm" svg:viewBox="0 0 223 2685" svg:d="m95 0c372 407-198 736-78 1168 110 395-41 815 117 1206v311">
          <text:p/>
        </draw:path>
        <draw:path draw:style-name="gr2" draw:text-style-name="P1" draw:layer="layout" svg:width="0.222cm" svg:height="2.684cm" svg:x="5.111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7.397cm" svg:y="6.35cm" svg:viewBox="0 0 223 2685" svg:d="m95 0c372 407-198 736-78 1168 110 395-41 815 117 1206v311">
          <text:p/>
        </draw:path>
        <draw:path draw:style-name="gr2" draw:text-style-name="P1" draw:layer="layout" svg:width="0.222cm" svg:height="2.684cm" svg:x="8.89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13.239cm" svg:y="6.35cm" svg:viewBox="0 0 223 2685" svg:d="m95 0c372 407-198 736-78 1168 110 395-41 815 117 1206v311">
          <text:p/>
        </draw:path>
        <draw:path draw:style-name="gr2" draw:text-style-name="P1" draw:layer="layout" svg:width="0.222cm" svg:height="2.684cm" svg:x="14.509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17.272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18.796cm" svg:y="6.459cm" svg:viewBox="0 0 223 2685" svg:d="m95 0c372 407-198 736-78 1168 110 395-41 815 117 1206v311">
          <text:p/>
        </draw:path>
        <draw:custom-shape draw:style-name="gr3" draw:text-style-name="P2" draw:layer="layout" svg:width="1.016cm" svg:height="0.762cm" svg:x="3.55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12.95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7.11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3 thread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5" draw:text-style-name="P1" draw:layer="Layout" svg:width="3.048cm" svg:height="3.048cm" svg:x="3.302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048cm" svg:height="3.048cm" svg:x="6.858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048cm" svg:height="3.048cm" svg:x="12.7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048cm" svg:height="3.048cm" svg:x="16.51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0.222cm" svg:height="2.684cm" svg:x="3.874cm" svg:y="6.42cm" svg:viewBox="0 0 223 2685" svg:d="m95 0c372 407-198 736-78 1168 110 395-41 815 117 1206v311">
          <text:p/>
        </draw:path>
        <draw:path draw:style-name="gr2" draw:text-style-name="P1" draw:layer="layout" svg:width="0.222cm" svg:height="2.684cm" svg:x="5.111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7.397cm" svg:y="6.35cm" svg:viewBox="0 0 223 2685" svg:d="m95 0c372 407-198 736-78 1168 110 395-41 815 117 1206v311">
          <text:p/>
        </draw:path>
        <draw:path draw:style-name="gr2" draw:text-style-name="P1" draw:layer="layout" svg:width="0.222cm" svg:height="2.684cm" svg:x="8.89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13.239cm" svg:y="6.35cm" svg:viewBox="0 0 223 2685" svg:d="m95 0c372 407-198 736-78 1168 110 395-41 815 117 1206v311">
          <text:p/>
        </draw:path>
        <draw:path draw:style-name="gr2" draw:text-style-name="P1" draw:layer="layout" svg:width="0.222cm" svg:height="2.684cm" svg:x="14.509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17.272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18.796cm" svg:y="6.459cm" svg:viewBox="0 0 223 2685" svg:d="m95 0c372 407-198 736-78 1168 110 395-41 815 117 1206v311">
          <text:p/>
        </draw:path>
        <draw:custom-shape draw:style-name="gr3" draw:text-style-name="P2" draw:layer="layout" svg:width="1.016cm" svg:height="0.762cm" svg:x="3.55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12.954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7.112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16.764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4 thread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5" draw:text-style-name="P1" draw:layer="Layout" svg:width="3.048cm" svg:height="3.048cm" svg:x="3.302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048cm" svg:height="3.048cm" svg:x="6.858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048cm" svg:height="3.048cm" svg:x="12.7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048cm" svg:height="3.048cm" svg:x="16.51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0.222cm" svg:height="2.684cm" svg:x="3.874cm" svg:y="6.42cm" svg:viewBox="0 0 223 2685" svg:d="m95 0c372 407-198 736-78 1168 110 395-41 815 117 1206v311">
          <text:p/>
        </draw:path>
        <draw:path draw:style-name="gr2" draw:text-style-name="P1" draw:layer="layout" svg:width="0.222cm" svg:height="2.684cm" svg:x="5.111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7.397cm" svg:y="6.35cm" svg:viewBox="0 0 223 2685" svg:d="m95 0c372 407-198 736-78 1168 110 395-41 815 117 1206v311">
          <text:p/>
        </draw:path>
        <draw:path draw:style-name="gr2" draw:text-style-name="P1" draw:layer="layout" svg:width="0.222cm" svg:height="2.684cm" svg:x="8.89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13.239cm" svg:y="6.35cm" svg:viewBox="0 0 223 2685" svg:d="m95 0c372 407-198 736-78 1168 110 395-41 815 117 1206v311">
          <text:p/>
        </draw:path>
        <draw:path draw:style-name="gr2" draw:text-style-name="P1" draw:layer="layout" svg:width="0.222cm" svg:height="2.684cm" svg:x="14.509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17.272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18.796cm" svg:y="6.459cm" svg:viewBox="0 0 223 2685" svg:d="m95 0c372 407-198 736-78 1168 110 395-41 815 117 1206v311">
          <text:p/>
        </draw:path>
        <draw:custom-shape draw:style-name="gr3" draw:text-style-name="P2" draw:layer="layout" svg:width="1.016cm" svg:height="0.762cm" svg:x="3.55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12.95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7.112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16.76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5.0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5 thread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5" draw:text-style-name="P1" draw:layer="Layout" svg:width="3.048cm" svg:height="3.048cm" svg:x="3.302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048cm" svg:height="3.048cm" svg:x="6.858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048cm" svg:height="3.048cm" svg:x="12.7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048cm" svg:height="3.048cm" svg:x="16.51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0.222cm" svg:height="2.684cm" svg:x="3.874cm" svg:y="6.42cm" svg:viewBox="0 0 223 2685" svg:d="m95 0c372 407-198 736-78 1168 110 395-41 815 117 1206v311">
          <text:p/>
        </draw:path>
        <draw:path draw:style-name="gr2" draw:text-style-name="P1" draw:layer="layout" svg:width="0.222cm" svg:height="2.684cm" svg:x="5.111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7.397cm" svg:y="6.35cm" svg:viewBox="0 0 223 2685" svg:d="m95 0c372 407-198 736-78 1168 110 395-41 815 117 1206v311">
          <text:p/>
        </draw:path>
        <draw:path draw:style-name="gr2" draw:text-style-name="P1" draw:layer="layout" svg:width="0.222cm" svg:height="2.684cm" svg:x="8.89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13.239cm" svg:y="6.35cm" svg:viewBox="0 0 223 2685" svg:d="m95 0c372 407-198 736-78 1168 110 395-41 815 117 1206v311">
          <text:p/>
        </draw:path>
        <draw:path draw:style-name="gr2" draw:text-style-name="P1" draw:layer="layout" svg:width="0.222cm" svg:height="2.684cm" svg:x="14.509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17.272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18.796cm" svg:y="6.459cm" svg:viewBox="0 0 223 2685" svg:d="m95 0c372 407-198 736-78 1168 110 395-41 815 117 1206v311">
          <text:p/>
        </draw:path>
        <draw:custom-shape draw:style-name="gr3" draw:text-style-name="P2" draw:layer="layout" svg:width="1.016cm" svg:height="0.762cm" svg:x="3.55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12.95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7.112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16.76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5.0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14.22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6 thread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5" draw:text-style-name="P1" draw:layer="Layout" svg:width="3.048cm" svg:height="3.048cm" svg:x="3.302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048cm" svg:height="3.048cm" svg:x="6.858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048cm" svg:height="3.048cm" svg:x="12.7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048cm" svg:height="3.048cm" svg:x="16.51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0.222cm" svg:height="2.684cm" svg:x="3.874cm" svg:y="6.42cm" svg:viewBox="0 0 223 2685" svg:d="m95 0c372 407-198 736-78 1168 110 395-41 815 117 1206v311">
          <text:p/>
        </draw:path>
        <draw:path draw:style-name="gr2" draw:text-style-name="P1" draw:layer="layout" svg:width="0.222cm" svg:height="2.684cm" svg:x="5.111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7.397cm" svg:y="6.35cm" svg:viewBox="0 0 223 2685" svg:d="m95 0c372 407-198 736-78 1168 110 395-41 815 117 1206v311">
          <text:p/>
        </draw:path>
        <draw:path draw:style-name="gr2" draw:text-style-name="P1" draw:layer="layout" svg:width="0.222cm" svg:height="2.684cm" svg:x="8.89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13.239cm" svg:y="6.35cm" svg:viewBox="0 0 223 2685" svg:d="m95 0c372 407-198 736-78 1168 110 395-41 815 117 1206v311">
          <text:p/>
        </draw:path>
        <draw:path draw:style-name="gr2" draw:text-style-name="P1" draw:layer="layout" svg:width="0.222cm" svg:height="2.684cm" svg:x="14.509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17.272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18.796cm" svg:y="6.459cm" svg:viewBox="0 0 223 2685" svg:d="m95 0c372 407-198 736-78 1168 110 395-41 815 117 1206v311">
          <text:p/>
        </draw:path>
        <draw:custom-shape draw:style-name="gr3" draw:text-style-name="P2" draw:layer="layout" svg:width="1.016cm" svg:height="0.762cm" svg:x="3.55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12.95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7.112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16.76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5.0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14.22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8.63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7 thread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5" draw:text-style-name="P1" draw:layer="Layout" svg:width="3.048cm" svg:height="3.048cm" svg:x="3.302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048cm" svg:height="3.048cm" svg:x="6.858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048cm" svg:height="3.048cm" svg:x="12.7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048cm" svg:height="3.048cm" svg:x="16.51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0.222cm" svg:height="2.684cm" svg:x="3.874cm" svg:y="6.42cm" svg:viewBox="0 0 223 2685" svg:d="m95 0c372 407-198 736-78 1168 110 395-41 815 117 1206v311">
          <text:p/>
        </draw:path>
        <draw:path draw:style-name="gr2" draw:text-style-name="P1" draw:layer="layout" svg:width="0.222cm" svg:height="2.684cm" svg:x="5.111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7.397cm" svg:y="6.35cm" svg:viewBox="0 0 223 2685" svg:d="m95 0c372 407-198 736-78 1168 110 395-41 815 117 1206v311">
          <text:p/>
        </draw:path>
        <draw:path draw:style-name="gr2" draw:text-style-name="P1" draw:layer="layout" svg:width="0.222cm" svg:height="2.684cm" svg:x="8.89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13.239cm" svg:y="6.35cm" svg:viewBox="0 0 223 2685" svg:d="m95 0c372 407-198 736-78 1168 110 395-41 815 117 1206v311">
          <text:p/>
        </draw:path>
        <draw:path draw:style-name="gr2" draw:text-style-name="P1" draw:layer="layout" svg:width="0.222cm" svg:height="2.684cm" svg:x="14.509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17.272cm" svg:y="6.459cm" svg:viewBox="0 0 223 2685" svg:d="m95 0c372 407-198 736-78 1168 110 395-41 815 117 1206v311">
          <text:p/>
        </draw:path>
        <draw:path draw:style-name="gr2" draw:text-style-name="P1" draw:layer="layout" svg:width="0.222cm" svg:height="2.684cm" svg:x="18.796cm" svg:y="6.459cm" svg:viewBox="0 0 223 2685" svg:d="m95 0c372 407-198 736-78 1168 110 395-41 815 117 1206v311">
          <text:p/>
        </draw:path>
        <draw:custom-shape draw:style-name="gr3" draw:text-style-name="P2" draw:layer="layout" svg:width="1.016cm" svg:height="0.762cm" svg:x="3.55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12.95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7.112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18.54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5.0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14.22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8.63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762cm" svg:x="16.76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8 thread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assos Souris</meta:initial-creator>
    <meta:creation-date>2014-02-25T13:37:11.106450208</meta:creation-date>
    <meta:generator>LibreOffice/4.1.3.2$Linux_X86_64 LibreOffice_project/410m0$Build-2</meta:generator>
    <dc:date>2014-02-25T19:59:32.766694240</dc:date>
    <dc:creator>Tassos Souris</dc:creator>
    <meta:editing-duration>P0D</meta:editing-duration>
    <meta:editing-cycles>1</meta:editing-cycles>
    <meta:document-statistic meta:object-count="185"/>
  </office:meta>
</office:document-meta>
</file>